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loext:contextual-spacing="false" fo:line-height="100%" fo:text-align="center" style:justify-single-word="false"/>
      <style:text-properties style:font-name="Trebuchet MS" fo:font-size="21pt" style:font-name-asian="Trebuchet MS1" style:font-size-asian="21pt" style:font-name-complex="Trebuchet MS1" style:font-size-complex="21pt"/>
    </style:style>
    <style:style style:name="P2" style:family="paragraph" style:parent-style-name="Title">
      <style:paragraph-properties fo:margin-top="0cm" fo:margin-bottom="0cm" loext:contextual-spacing="false" fo:line-height="100%"/>
      <style:text-properties style:font-name="Courier New" fo:font-size="8pt" style:font-name-asian="Courier New1" style:font-size-asian="8pt" style:font-name-complex="Courier New1" style:font-size-complex="8pt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fo:color="#666600" style:font-name="Consolas" fo:font-size="12pt" style:font-name-asian="Consolas1" style:font-size-asian="12pt" style:font-name-complex="Consolas1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officeooo:rsid="000b8abe" officeooo:paragraph-rsid="000b8abe"/>
    </style:style>
    <style:style style:name="P8" style:family="paragraph" style:parent-style-name="Standard">
      <style:paragraph-properties fo:margin-top="0cm" fo:margin-bottom="0cm" loext:contextual-spacing="false"/>
      <style:text-properties officeooo:rsid="000d5761" officeooo:paragraph-rsid="000d5761"/>
    </style:style>
    <style:style style:name="P9" style:family="paragraph" style:parent-style-name="Standard">
      <style:paragraph-properties fo:margin-top="0cm" fo:margin-bottom="0cm" loext:contextual-spacing="false" fo:break-before="page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2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  <style:text-properties fo:background-color="#ff00ff"/>
    </style:style>
    <style:style style:name="P13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fo:background-color="#ff00ff"/>
    </style:style>
    <style:style style:name="P14" style:family="paragraph" style:parent-style-name="Standard" style:list-style-name="WWNum10">
      <style:paragraph-properties fo:margin-left="1.27cm" fo:margin-right="0cm" fo:margin-top="0cm" fo:margin-bottom="0cm" loext:contextual-spacing="true" fo:text-indent="-0.635cm" style:auto-text-indent="false"/>
      <style:text-properties fo:background-color="#ff00ff"/>
    </style:style>
    <style:style style:name="P15" style:family="paragraph" style:parent-style-name="Standard" style:list-style-name="WWNum11">
      <style:paragraph-properties fo:margin-left="1.27cm" fo:margin-right="0cm" fo:margin-top="0cm" fo:margin-bottom="0cm" loext:contextual-spacing="true" fo:text-indent="-0.635cm" style:auto-text-indent="false"/>
      <style:text-properties fo:background-color="#ff00ff"/>
    </style:style>
    <style:style style:name="P16" style:family="paragraph" style:parent-style-name="Standard" style:list-style-name="WWNum12">
      <style:paragraph-properties fo:margin-left="1.27cm" fo:margin-right="0cm" fo:margin-top="0cm" fo:margin-bottom="0cm" loext:contextual-spacing="true" fo:text-indent="-0.635cm" style:auto-text-indent="false"/>
      <style:text-properties fo:background-color="#ff00ff"/>
    </style:style>
    <style:style style:name="P17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18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19" style:family="paragraph" style:parent-style-name="Standard" style:list-style-name="WWNum10">
      <style:paragraph-properties fo:margin-left="1.27cm" fo:margin-right="0cm" fo:margin-top="0cm" fo:margin-bottom="0cm" loext:contextual-spacing="true" fo:text-indent="-0.635cm" style:auto-text-indent="false"/>
    </style:style>
    <style:style style:name="P20" style:family="paragraph" style:parent-style-name="Standard" style:list-style-name="WWNum8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fo:background-color="#ff00ff" style:font-name-asian="Consolas1" style:font-size-asian="12pt" style:font-name-complex="Consolas1" style:font-size-complex="12pt"/>
    </style:style>
    <style:style style:name="P21" style:family="paragraph" style:parent-style-name="Standard" style:list-style-name="WWNum6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fo:background-color="#ff00ff" style:font-name-asian="Consolas1" style:font-size-asian="12pt" style:font-name-complex="Consolas1" style:font-size-complex="12pt"/>
    </style:style>
    <style:style style:name="P22" style:family="paragraph" style:parent-style-name="Standard" style:list-style-name="WWNum8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23" style:family="paragraph" style:parent-style-name="Standard" style:list-style-name="WWNum6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24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25" style:family="paragraph" style:parent-style-name="Standard" style:list-style-name="WWNum9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26" style:family="paragraph" style:parent-style-name="Standard" style:list-style-name="WWNum11">
      <style:paragraph-properties fo:margin-left="1.27cm" fo:margin-right="0cm" fo:margin-top="0cm" fo:margin-bottom="0cm" loext:contextual-spacing="true" fo:text-indent="-0.635cm" style:auto-text-indent="false"/>
    </style:style>
    <style:style style:name="P27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28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Consolas" fo:font-size="12pt" fo:background-color="#ff00ff" style:font-name-asian="Consolas1" style:font-size-asian="12pt" style:font-name-complex="Consolas1" style:font-size-complex="12pt"/>
    </style:style>
    <style:style style:name="P29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style:font-name="Consolas" fo:font-size="12pt" fo:background-color="#ff00ff" style:font-name-asian="Consolas1" style:font-size-asian="12pt" style:font-name-complex="Consolas1" style:font-size-complex="12pt"/>
    </style:style>
    <style:style style:name="P30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31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32" style:family="paragraph" style:parent-style-name="Standard" style:list-style-name="WWNum9">
      <style:paragraph-properties fo:margin-left="1.27cm" fo:margin-right="0cm" fo:margin-top="0cm" fo:margin-bottom="0cm" loext:contextual-spacing="true" fo:text-indent="-0.635cm" style:auto-text-indent="false"/>
      <style:text-properties fo:color="#666600" style:font-name="Consolas" fo:font-size="12pt" fo:background-color="#ff00ff" style:font-name-asian="Consolas1" style:font-size-asian="12pt" style:font-name-complex="Consolas1" style:font-size-complex="12pt"/>
    </style:style>
    <style:style style:name="P33" style:family="paragraph" style:parent-style-name="Standard" style:list-style-name="WWNum9">
      <style:paragraph-properties fo:margin-left="1.27cm" fo:margin-right="0cm" fo:margin-top="0cm" fo:margin-bottom="0cm" loext:contextual-spacing="true" fo:text-indent="-0.635cm" style:auto-text-indent="false"/>
      <style:text-properties fo:color="#666600" style:font-name="Consolas" fo:font-size="12pt" style:font-name-asian="Consolas1" style:font-size-asian="12pt" style:font-name-complex="Consolas1" style:font-size-complex="12pt"/>
    </style:style>
    <style:style style:name="P34" style:family="paragraph" style:parent-style-name="Standard" style:list-style-name="WWNum12">
      <style:paragraph-properties fo:margin-left="1.27cm" fo:margin-right="0cm" fo:margin-top="0cm" fo:margin-bottom="0cm" loext:contextual-spacing="true" fo:text-indent="-0.635cm" style:auto-text-indent="false"/>
    </style:style>
    <style:style style:name="P35" style:family="paragraph" style:parent-style-name="Standard" style:list-style-name="WWNum11">
      <style:paragraph-properties fo:margin-left="1.27cm" fo:margin-right="0cm" fo:margin-top="0cm" fo:margin-bottom="0cm" loext:contextual-spacing="tru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background-color="#ff00ff"/>
    </style:style>
    <style:style style:name="P36" style:family="paragraph" style:parent-style-name="Standard" style:list-style-name="WWNum11">
      <style:paragraph-properties fo:margin-left="1.27cm" fo:margin-right="0cm" fo:margin-top="0cm" fo:margin-bottom="0cm" loext:contextual-spacing="true" fo:line-height="115%" fo:text-align="start" style:justify-single-word="false" fo:keep-together="auto" fo:orphans="2" fo:widows="2" fo:text-indent="-0.635cm" style:auto-text-indent="false" fo:padding="0cm" fo:border="none" fo:keep-with-next="auto"/>
    </style:style>
    <style:style style:name="P37" style:family="paragraph" style:parent-style-name="Standard">
      <style:paragraph-properties fo:margin-top="0cm" fo:margin-bottom="0cm" loext:contextual-spacing="false"/>
      <style:text-properties officeooo:rsid="000d5761" officeooo:paragraph-rsid="000d5761"/>
    </style:style>
    <style:style style:name="P38" style:family="paragraph" style:parent-style-name="Standard">
      <style:paragraph-properties fo:margin-top="0cm" fo:margin-bottom="0cm" loext:contextual-spacing="false"/>
      <style:text-properties officeooo:rsid="000e349a" officeooo:paragraph-rsid="000e349a"/>
    </style:style>
    <style:style style:name="P39" style:family="paragraph" style:parent-style-name="Subtitle" style:master-page-name="Standard">
      <style:paragraph-properties fo:margin-top="0cm" fo:margin-bottom="0.353cm" loext:contextual-spacing="false" fo:line-height="100%" fo:text-align="end" style:justify-single-word="false" style:page-number="1"/>
      <style:text-properties fo:font-weight="bold" style:font-weight-asian="bold"/>
    </style:style>
    <style:style style:name="T1" style:family="text">
      <style:text-properties fo:color="#000000" style:font-name="Consolas" fo:font-size="12pt" style:font-name-asian="Consolas1" style:font-size-asian="12pt" style:font-name-complex="Consolas1" style:font-size-complex="12pt"/>
    </style:style>
    <style:style style:name="T2" style:family="text">
      <style:text-properties fo:color="#666600" style:font-name="Consolas" fo:font-size="12pt" style:font-name-asian="Consolas1" style:font-size-asian="12pt" style:font-name-complex="Consolas1" style:font-size-complex="12pt"/>
    </style:style>
    <style:style style:name="T3" style:family="text">
      <style:text-properties fo:color="#006666" style:font-name="Consolas" fo:font-size="12pt" style:font-name-asian="Consolas1" style:font-size-asian="12pt" style:font-name-complex="Consolas1" style:font-size-complex="12pt"/>
    </style:style>
    <style:style style:name="T4" style:family="text">
      <style:text-properties fo:color="#008800" style:font-name="Consolas" fo:font-size="12pt" style:font-name-asian="Consolas1" style:font-size-asian="12pt" style:font-name-complex="Consolas1" style:font-size-complex="12pt"/>
    </style:style>
    <style:style style:name="T5" style:family="text">
      <style:text-properties fo:color="#000088" style:font-name="Consolas" fo:font-size="12pt" style:font-name-asian="Consolas1" style:font-size-asian="12pt" style:font-name-complex="Consolas1" style:font-size-complex="12pt"/>
    </style:style>
    <style:style style:name="T6" style:family="text">
      <style:text-properties style:font-name="Consolas" fo:font-size="12pt" style:font-name-asian="Consolas1" style:font-size-asian="12pt" style:font-name-complex="Consolas1" style:font-size-complex="12pt"/>
    </style:style>
    <style:style style:name="T7" style:family="text">
      <style:text-properties fo:color="#660066" style:font-name="Consolas" fo:font-size="12pt" style:font-name-asian="Consolas1" style:font-size-asian="12pt" style:font-name-complex="Consolas1" style:font-size-complex="12pt"/>
    </style:style>
    <style:style style:name="T8" style:family="text">
      <style:text-properties officeooo:rsid="00078ce2"/>
    </style:style>
    <style:style style:name="T9" style:family="text">
      <style:text-properties officeooo:rsid="0007ebe5"/>
    </style:style>
    <style:style style:name="T10" style:family="text">
      <style:text-properties officeooo:rsid="000b525c"/>
    </style:style>
    <style:style style:name="T11" style:family="text">
      <style:text-properties officeooo:rsid="000b8abe"/>
    </style:style>
    <style:style style:name="T12" style:family="text">
      <style:text-properties officeooo:rsid="000d576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d5761" style:font-style-asian="italic" style:font-style-complex="italic"/>
    </style:style>
    <style:style style:name="T15" style:family="text">
      <style:text-properties officeooo:rsid="000dc5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4">1 (PHP) - Surlignez <text:s/>la /les <text:s/>bonne réponse(s).</text:p>
      <text:p text:style-name="P3"><text:span text:style-name="T1">$myVar </text:span><text:span text:style-name="T2">=</text:span><text:span text:style-name="T1"> </text:span><text:span text:style-name="T2">"</text:span><text:span text:style-name="T1">variable</text:span><text:span text:style-name="T2">";</text:span></text:p>
      <text:p text:style-name="P3"><text:span text:style-name="T1">echo $myVar</text:span><text:span text:style-name="T2">[</text:span><text:span text:style-name="T3">2</text:span><text:span text:style-name="T2">];</text:span></text:p>
      <text:p text:style-name="P3"/>
      <text:p text:style-name="P3">Quelle est la sortie de ce script ?</text:p>
      <text:list xml:id="list5026250795534543994" text:style-name="WWNum4">
        <text:list-item>
          <text:p text:style-name="P12">r</text:p>
        </text:list-item>
        <text:list-item>
          <text:p text:style-name="P17">a</text:p>
        </text:list-item>
        <text:list-item>
          <text:p text:style-name="P17">une erreur</text:p>
        </text:list-item>
      </text:list>
      <text:p text:style-name="P3"/>
      <text:p text:style-name="P4">2 (PHP) - Surlignez <text:s/>la /les <text:s/>bonne réponse(s).</text:p>
      <text:p text:style-name="P3"><text:span text:style-name="T1">$myVar </text:span><text:span text:style-name="T2">=</text:span><text:span text:style-name="T1"> </text:span><text:span text:style-name="T4">"checkpoint";</text:span></text:p>
      <text:p text:style-name="P3"><text:span text:style-name="T5">if</text:span><text:span text:style-name="T1"> </text:span><text:span text:style-name="T2">(</text:span><text:span text:style-name="T1">$myVar </text:span><text:span text:style-name="T2">==</text:span><text:span text:style-name="T1"> </text:span><text:span text:style-name="T4">"wcs"</text:span><text:span text:style-name="T2">)</text:span><text:span text:style-name="T1"> {</text:span></text:p>
      <text:p text:style-name="P3"><text:span text:style-name="T1"><text:tab/>echo </text:span><text:span text:style-name="T4">"wcs";</text:span></text:p>
      <text:p text:style-name="P3"><text:span text:style-name="T2">}</text:span><text:span text:style-name="T1"> </text:span><text:span text:style-name="T5">else</text:span><text:span text:style-name="T1"> {</text:span></text:p>
      <text:p text:style-name="P5"><text:tab/>echo $myVar;</text:p>
      <text:p text:style-name="P5">}</text:p>
      <text:p text:style-name="P3"/>
      <text:p text:style-name="P3">Quelle est la sortie de ce script ?</text:p>
      <text:list xml:id="list8665218776971359669" text:style-name="WWNum5">
        <text:list-item>
          <text:p text:style-name="P18">wcs</text:p>
        </text:list-item>
        <text:list-item>
          <text:p text:style-name="P13">checkpoint</text:p>
        </text:list-item>
        <text:list-item>
          <text:p text:style-name="P18">wcscheckpoint</text:p>
        </text:list-item>
        <text:list-item>
          <text:p text:style-name="P18">checkpointwcs</text:p>
        </text:list-item>
      </text:list>
      <text:p text:style-name="P3"/>
      <text:p text:style-name="P4">3 (PHP) <text:s/>- Surlignez la /les bonne réponse(s).</text:p>
      <text:p text:style-name="P3">Comment récupérer <text:s/>les données d’un formulaire utilisant l’attribut method=”<text:span text:style-name="T8">post</text:span>”.</text:p>
      <text:p text:style-name="P3"/>
      <text:list xml:id="list6110025878444962572" text:style-name="WWNum10">
        <text:list-item>
          <text:p text:style-name="P19"><text:span text:style-name="T1">$_SERVER</text:span><text:span text:style-name="T2">[];</text:span></text:p>
        </text:list-item>
        <text:list-item>
          <text:p text:style-name="P19"><text:span text:style-name="T1">$_GET</text:span><text:span text:style-name="T2">[];</text:span></text:p>
        </text:list-item>
        <text:list-item>
          <text:p text:style-name="P19"><text:span text:style-name="T1">$_REQUEST</text:span><text:span text:style-name="T2">[];</text:span></text:p>
        </text:list-item>
        <text:list-item>
          <text:p text:style-name="P14"><text:span text:style-name="T1">$_POST</text:span><text:span text:style-name="T2">[];</text:span></text:p>
        </text:list-item>
      </text:list>
      <text:p text:style-name="P3"/>
      <text:p text:style-name="P4">4 (SQL) <text:s/>- Surlignez la /les bonnes réponse(s).</text:p>
      <text:p text:style-name="P3">Quels mots clés puis je utiliser pour supprimer les données d’une table</text:p>
      <text:p text:style-name="P3"/>
      <text:list xml:id="list6024968989704501983" text:style-name="WWNum8">
        <text:list-item>
          <text:p text:style-name="P20">DROP</text:p>
        </text:list-item>
        <text:list-item>
          <text:p text:style-name="P22">TRUNCATE</text:p>
        </text:list-item>
        <text:list-item>
          <text:p text:style-name="P22">DELETE</text:p>
        </text:list-item>
        <text:list-item>
          <text:p text:style-name="P22">REMOVE</text:p>
        </text:list-item>
      </text:list>
      <text:p text:style-name="P3"/>
      <text:p text:style-name="P3"/>
      <text:p text:style-name="P9">5 (PHP) <text:s/>- Surlignez la/les bonne réponse(s).</text:p>
      <text:p text:style-name="P3"/>
      <text:p text:style-name="P3">Comment peut-on créer un tableau en PHP ?</text:p>
      <text:p text:style-name="P10"/>
      <text:list xml:id="list3275457402313300726" text:style-name="WWNum11">
        <text:list-item>
          <text:p text:style-name="P35"><text:span text:style-name="T1">$fruits </text:span><text:span text:style-name="T2">=</text:span><text:span text:style-name="T1"> </text:span><text:span text:style-name="T5">array</text:span><text:span text:style-name="T2">(</text:span><text:span text:style-name="T4">"Banana"</text:span><text:span text:style-name="T2">,</text:span><text:span text:style-name="T1"> </text:span><text:span text:style-name="T4">"Apple"</text:span><text:span text:style-name="T2">,</text:span><text:span text:style-name="T1"> </text:span><text:span text:style-name="T4">"Mango"</text:span><text:span text:style-name="T2">); </text:span></text:p>
        </text:list-item>
        <text:list-item>
          <text:p text:style-name="P36"><text:span text:style-name="T1">$fruits </text:span><text:span text:style-name="T2">=</text:span><text:span text:style-name="T1"> </text:span><text:span text:style-name="T4">"Banana"</text:span><text:span text:style-name="T2">,</text:span><text:span text:style-name="T1"> </text:span><text:span text:style-name="T4">"Apple"</text:span><text:span text:style-name="T2">,</text:span><text:span text:style-name="T1"> </text:span><text:span text:style-name="T4">"Mango";</text:span></text:p>
        </text:list-item>
        <text:list-item>
          <text:p text:style-name="P26"><text:span text:style-name="T1">$fruits </text:span><text:span text:style-name="T2">=</text:span><text:span text:style-name="T1"> </text:span><text:span text:style-name="T5">array</text:span><text:span text:style-name="T2">[</text:span><text:span text:style-name="T4">"Banana"</text:span><text:span text:style-name="T2">,</text:span><text:span text:style-name="T1"> </text:span><text:span text:style-name="T4">"Apple"</text:span><text:span text:style-name="T2">,</text:span><text:span text:style-name="T1"> </text:span><text:span text:style-name="T4">"Mango"</text:span><text:span text:style-name="T2">];</text:span></text:p>
        </text:list-item>
        <text:list-item>
          <text:p text:style-name="P15"><text:span text:style-name="T1">$fruits </text:span><text:span text:style-name="T2">=[</text:span><text:span text:style-name="T4">"Banana"</text:span><text:span text:style-name="T2">,</text:span><text:span text:style-name="T1"> </text:span><text:span text:style-name="T4">"Apple"</text:span><text:span text:style-name="T2">,</text:span><text:span text:style-name="T1"> </text:span><text:span text:style-name="T4">"Mango"</text:span><text:span text:style-name="T2">];</text:span></text:p>
        </text:list-item>
        <text:list-item>
          <text:p text:style-name="P26"><text:span text:style-name="T1">$fruits</text:span><text:span text:style-name="T2">(</text:span><text:span text:style-name="T4">"Banana"</text:span><text:span text:style-name="T2">,</text:span><text:span text:style-name="T1"> </text:span><text:span text:style-name="T4">"Apple"</text:span><text:span text:style-name="T2">,</text:span><text:span text:style-name="T1"> </text:span><text:span text:style-name="T4">"Mango"</text:span><text:span text:style-name="T2">);</text:span></text:p>
        </text:list-item>
      </text:list>
      <text:p text:style-name="P3"/>
      <text:p text:style-name="P3"/>
      <text:p text:style-name="P4">6 (GIT)</text:p>
      <text:p text:style-name="P3">Citer 4 commandes usuelles de GIT + leur description rapide.</text:p>
      <text:p text:style-name="P3"/>
      <text:p text:style-name="P3">- <text:span text:style-name="T10">git init : initialiser le dépôt git</text:span></text:p>
      <text:p text:style-name="P3">- <text:span text:style-name="T11">git status : vérifier l’état des fichiers (s’il y a des fichiers modifiés mais pas encore ajoutés ou si tout est à jour)</text:span></text:p>
      <text:p text:style-name="P3">- <text:span text:style-name="T11">git add : écouter des fichiers (indexer des nouveaux fichiers ou les modifications des fichiers existants)</text:span></text:p>
      <text:p text:style-name="P3">- <text:span text:style-name="T11">git commit : valider les modifications et enregistrer </text:span></text:p>
      <text:p text:style-name="P3"/>
      <text:p text:style-name="P3"/>
      <text:p text:style-name="P3"/>
      <text:p text:style-name="P4">7 (HTML / CSS)</text:p>
      <text:p text:style-name="P3">Expliquer la différence (avec un exemple) entre une balise HTML et un attribut.</text:p>
      <text:p text:style-name="P3"/>
      <text:p text:style-name="P7">Une balise est un élément HTML et l’attribut est une spécificité d’un élément (qui peut en avoir un ou plusieurs).</text:p>
      <text:p text:style-name="P7">Par exemple la balise <text:span text:style-name="T13">&lt;img&gt;</text:span> encadre une image qu’on souhaite afficher. <text:span text:style-name="T12">Elle prend en attribut </text:span><text:span text:style-name="T14">src</text:span><text:span text:style-name="T12"> </text:span>et <text:span text:style-name="T12">p</text:span>eut prendre comme attribut <text:span text:style-name="T13">alt</text:span> pour afficher le texte alternatif quand l’image ne se charge pas. </text:p>
      <text:p text:style-name="P8">Ex : &lt;img src="https://media.giphy.com/media/HBMCmtsPEUShG/giphy.gif" alt="Carlton dance"&gt;</text:p>
      <text:p text:style-name="P3"/>
      <text:p text:style-name="P3"/>
      <text:p text:style-name="P3"/>
      <text:p text:style-name="P4"><text:span text:style-name="T8">8</text:span> (Symfony)</text:p>
      <text:p text:style-name="P3">Quelle commande dans la console permet à Symfony de générer les tables en bases de <text:s/>données de notre application (hors options) ?</text:p>
      <text:p text:style-name="P3"/>
      <text:list xml:id="list2723225760156458387" text:style-name="WWNum1">
        <text:list-item>
          <text:p text:style-name="P27"><text:span text:style-name="T1">php </text:span><text:span text:style-name="T6">bin/console symfony:database:generate</text:span></text:p>
        </text:list-item>
        <text:list-item>
          <text:p text:style-name="P28">php app/console doctrine:database:generate</text:p>
        </text:list-item>
        <text:list-item>
          <text:p text:style-name="P30">php bin/console doctrine:schema:update</text:p>
        </text:list-item>
        <text:list-item>
          <text:p text:style-name="P30">php bin/console database:schema:update</text:p>
        </text:list-item>
        <text:list-item>
          <text:p text:style-name="P30">php bin/console doctrine:generate:entities</text:p>
        </text:list-item>
      </text:list>
      <text:p text:style-name="P3"/>
      <text:p text:style-name="P3"/>
      <text:p text:style-name="P3"/>
      <text:p text:style-name="P4"><text:soft-page-break/><text:span text:style-name="T8">9</text:span> (Symfony)</text:p>
      <text:p text:style-name="P3">Quel composant, installé par défaut, de Symfony s’occupe de la partie MODEL de l’architecture MVC <text:s/>de notre application ?</text:p>
      <text:p text:style-name="P3"/>
      <text:p text:style-name="P38">Doctrine</text:p>
      <text:p text:style-name="P3"/>
      <text:p text:style-name="P8"/>
      <text:p text:style-name="P3"/>
      <text:p text:style-name="P4"><text:span text:style-name="T8">10</text:span> (PHP)</text:p>
      <text:p text:style-name="P3">Quelle est la version majeure actuelle de PHP</text:p>
      <text:p text:style-name="P3"/>
      <text:list xml:id="list1337093320040202937" text:style-name="WWNum6">
        <text:list-item>
          <text:p text:style-name="P23">5</text:p>
        </text:list-item>
        <text:list-item>
          <text:p text:style-name="P23">6</text:p>
        </text:list-item>
        <text:list-item>
          <text:p text:style-name="P21">7</text:p>
        </text:list-item>
        <text:list-item>
          <text:p text:style-name="P23">8</text:p>
        </text:list-item>
      </text:list>
      <text:p text:style-name="P3"/>
      <text:p text:style-name="P4">1<text:span text:style-name="T8">11</text:span> (POO) →<text:span text:style-name="T12"> déjà la 111 ?:p</text:span></text:p>
      <text:p text:style-name="P3">Que peut on trouver de définis dans une classe ?</text:p>
      <text:p text:style-name="P3"/>
      <text:p text:style-name="P8">Dans une classe on peut retrouver des propriétés <text:span text:style-name="T15">et des méthodes.</text:span> </text:p>
      <text:p text:style-name="P3"/>
      <text:p text:style-name="P3"/>
      <text:p text:style-name="P4">13 (POO)</text:p>
      <text:p text:style-name="P3"><text:span text:style-name="T5">class</text:span><text:span text:style-name="T1"> </text:span><text:span text:style-name="T7">MyClass</text:span></text:p>
      <text:p text:style-name="P5">{</text:p>
      <text:p text:style-name="P3"><text:span text:style-name="T1"><text:tab/></text:span><text:span text:style-name="T5">private</text:span><text:span text:style-name="T1"> $name;</text:span></text:p>
      <text:p text:style-name="P5"/>
      <text:p text:style-name="P3"><text:span text:style-name="T1"><text:tab/></text:span><text:span text:style-name="T5">public</text:span><text:span text:style-name="T1"> </text:span><text:span text:style-name="T5">function</text:span><text:span text:style-name="T1"> __construct</text:span><text:span text:style-name="T2">()</text:span></text:p>
      <text:p text:style-name="P5"><text:tab/>{</text:p>
      <text:p text:style-name="P3"><text:span text:style-name="T1"><text:tab/><text:tab/>$this</text:span><text:span text:style-name="T2">-&gt;</text:span><text:span text:style-name="T1">name </text:span><text:span text:style-name="T2">=</text:span><text:span text:style-name="T1"> </text:span><text:span text:style-name="T2">"</text:span><text:span text:style-name="T1">WCS</text:span><text:span text:style-name="T2">";</text:span></text:p>
      <text:p text:style-name="P11">}</text:p>
      <text:p text:style-name="P6">} </text:p>
      <text:p text:style-name="P3"/>
      <text:p text:style-name="P3">Que représente ici $this ? De quel type est il ?</text:p>
      <text:p text:style-name="P3"/>
      <text:p text:style-name="P8">$this est un objet de type MyClass.</text:p>
      <text:p text:style-name="P3"/>
      <text:p text:style-name="P3"/>
      <text:p text:style-name="P4">14 (GIT) - Surlignez la/les bonne réponse(s)</text:p>
      <text:p text:style-name="P3">Comment créer un nouveau repository local ?</text:p>
      <text:p text:style-name="P3"/>
      <text:list xml:id="list4053083868717128589" text:style-name="WWNum2">
        <text:list-item>
          <text:p text:style-name="P24">git start</text:p>
        </text:list-item>
        <text:list-item>
          <text:p text:style-name="P29">git init</text:p>
        </text:list-item>
        <text:list-item>
          <text:p text:style-name="P31">git new origin</text:p>
        </text:list-item>
        <text:list-item>
          <text:p text:style-name="P31">git new master</text:p>
        </text:list-item>
      </text:list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">15 (PHP) - Surlignez la/les bonne(s) réponse(s)</text:p>
      <text:p text:style-name="P3">En PHP, quel opérateur permet d’accéder aux propriétés et méthodes accessible d’un objet ?</text:p>
      <text:p text:style-name="P3"/>
      <text:list xml:id="list4092182559280412529" text:style-name="WWNum9">
        <text:list-item>
          <text:p text:style-name="P25">.</text:p>
        </text:list-item>
        <text:list-item>
          <text:p text:style-name="P32">-&gt;</text:p>
        </text:list-item>
        <text:list-item>
          <text:p text:style-name="P25">=</text:p>
        </text:list-item>
        <text:list-item>
          <text:p text:style-name="P33">::</text:p>
        </text:list-item>
      </text:list>
      <text:p text:style-name="P3"/>
      <text:p text:style-name="P3"/>
      <text:p text:style-name="P4">16 (HTML / CSS)</text:p>
      <text:p text:style-name="P3">Expliquer le fonctionnement d’une balise &lt;form&gt; ainsi que ses divers attributs ou autres balises nécessaire ?</text:p>
      <text:p text:style-name="P3"/>
      <text:p text:style-name="P8">La balise &lt;form&gt; insère un formulaire. </text:p>
      <text:p text:style-name="P8">Il lui faut les attributs: action et method obligatoirement. </text:p>
      <text:p text:style-name="P3"/>
      <text:p text:style-name="P3"/>
      <text:p text:style-name="P3"/>
      <text:p text:style-name="P4"><text:span text:style-name="T9">17</text:span> (POO)- Surlignez la/les bonne réponse(s)</text:p>
      <text:p text:style-name="P3">Considérant la classe Rectangle, si je souhaites que celle ci hérite des propriétés et méthodes de la classe Polygon, laquelle de ces options est la bonne ?</text:p>
      <text:p text:style-name="P3"/>
      <text:list xml:id="list972316942084390917" text:style-name="WWNum12">
        <text:list-item>
          <text:p text:style-name="P34"><text:span text:style-name="T5">class</text:span><text:span text:style-name="T1"> </text:span><text:span text:style-name="T7">Rectangle</text:span><text:span text:style-name="T1"> </text:span><text:span text:style-name="T5">inherit</text:span><text:span text:style-name="T1"> </text:span><text:span text:style-name="T7">Polygon</text:span></text:p>
        </text:list-item>
        <text:list-item>
          <text:p text:style-name="P16"><text:span text:style-name="T5">class</text:span><text:span text:style-name="T1"> </text:span><text:span text:style-name="T7">Rectangle</text:span><text:span text:style-name="T1"> </text:span><text:span text:style-name="T5">extends</text:span><text:span text:style-name="T1"> </text:span><text:span text:style-name="T7">Polygon</text:span></text:p>
        </text:list-item>
        <text:list-item>
          <text:p text:style-name="P34"><text:span text:style-name="T5">class</text:span><text:span text:style-name="T1"> </text:span><text:span text:style-name="T7">Polygon</text:span><text:span text:style-name="T1"> </text:span><text:span text:style-name="T5">implements</text:span><text:span text:style-name="T1"> </text:span><text:span text:style-name="T7">Rectangle</text:span></text:p>
        </text:list-item>
        <text:list-item>
          <text:p text:style-name="P34"><text:span text:style-name="T5">class</text:span><text:span text:style-name="T1"> </text:span><text:span text:style-name="T7">Rectangle</text:span><text:span text:style-name="T1"> </text:span><text:span text:style-name="T5">include</text:span><text:span text:style-name="T1"> </text:span><text:span text:style-name="T7">Polyg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loext:contextual-spacing="false" fo:line-height="100%" fo:text-align="center" style:justify-single-word="false"/>
      <style:text-properties style:font-name="Trebuchet MS" fo:font-size="21pt" style:font-name-asian="Trebuchet MS1" style:font-size-asian="21pt" style:font-name-complex="Trebuchet MS1" style:font-size-complex="21pt"/>
    </style:style>
    <style:style style:name="MP2" style:family="paragraph" style:parent-style-name="Title">
      <style:paragraph-properties fo:margin-top="0cm" fo:margin-bottom="0cm" loext:contextual-spacing="false" fo:line-height="100%"/>
      <style:text-properties style:font-name="Courier New" fo:font-size="8pt" style:font-name-asian="Courier New1" style:font-size-asian="8pt" style:font-name-complex="Courier New1" style:font-size-complex="8pt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bookmark text:name="_12rj6c56aisk"/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22T09:52:05.227080122</dc:date>
    <meta:editing-duration>PT16M18S</meta:editing-duration>
    <meta:editing-cycles>6</meta:editing-cycles>
    <meta:document-statistic meta:table-count="0" meta:image-count="0" meta:object-count="0" meta:page-count="4" meta:paragraph-count="102" meta:word-count="600" meta:character-count="3574" meta:non-whitespace-character-count="3091"/>
  </office:meta>
</office:document-meta>
</file>